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5.779cm" style:rel-column-width="18589*"/>
    </style:style>
    <style:style style:name="Tableau1.C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5" style:family="table-row">
      <style:table-row-properties style:min-row-height="0.328cm" fo:background-color="transparent">
        <style:background-image/>
      </style:table-row-properties>
    </style:style>
    <style:style style:name="Tableau1.A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6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10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1.3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officeooo:paragraph-rsid="00812ca7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paragraph-rsid="00812ca7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1122c5e" officeooo:paragraph-rsid="01122c5e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1122c5e" officeooo:paragraph-rsid="011440fa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112e35c" officeooo:paragraph-rsid="011440fa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11440fa" officeooo:paragraph-rsid="011440fa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libri1" fo:font-size="12pt" fo:font-weight="normal" officeooo:rsid="011440fa" officeooo:paragraph-rsid="011440fa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libri1" fo:font-size="12pt" fo:font-weight="normal" officeooo:rsid="01162926" officeooo:paragraph-rsid="01162926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libri1" fo:font-size="12pt" fo:font-weight="normal" officeooo:rsid="01176a1c" officeooo:paragraph-rsid="01176a1c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T1" style:family="text">
      <style:text-properties officeooo:rsid="0110818d"/>
    </style:style>
    <style:style style:name="T2" style:family="text">
      <style:text-properties fo:color="#3465a4" style:font-name="Calibri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465a4" style:font-name="Calibri1" fo:font-size="16pt" fo:font-weight="bold" officeooo:rsid="0110818d" style:font-size-asian="16pt" style:font-weight-asian="bold" style:font-size-complex="16pt" style:font-weight-complex="bold"/>
    </style:style>
    <style:style style:name="T4" style:family="text">
      <style:text-properties fo:color="#3465a4" style:font-name="Calibri1" fo:font-size="16pt" fo:font-weight="bold" officeooo:rsid="0118bea1" style:font-size-asian="16pt" style:font-weight-asian="bold" style:font-size-complex="16pt" style:font-weight-complex="bold"/>
    </style:style>
    <style:style style:name="T5" style:family="text">
      <style:text-properties fo:color="#000000" style:font-name="Calibri1" fo:font-size="12pt" fo:font-weight="normal" officeooo:rsid="01122c5e" style:font-size-asian="12.6000003814697pt" style:font-weight-asian="normal" style:font-size-complex="14.3999996185303pt" style:font-weight-complex="normal"/>
    </style:style>
    <style:style style:name="T6" style:family="text">
      <style:text-properties officeooo:rsid="0116c5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909006459904">
          <table:table-cell table:style-name="Tableau1.A1" table:number-columns-spanned="3" office:value-type="string">
            <text:p text:style-name="P22"><text:span text:style-name="T3">Semaine 5 septembre</text:span><text:span text:style-name="T2"> <text:s/></text:span><text:span text:style-name="T4">2022</text:span></text:p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3">DDA:B</text:p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4">GEN1</text:p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4">1DDA</text:p>
            <text:p text:style-name="P24"/>
            <text:p text:style-name="P24"/>
            <text:p text:style-name="P26"/>
            <text:p text:style-name="P24"/>
            <text:p text:style-name="P24"/>
          </table:table-cell>
          <table:covered-table-cell/>
          <table:covered-table-cell/>
        </table:table-row>
        <table:table-row table:style-name="Tableau1.5">
          <table:table-cell table:style-name="Tableau1.A8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5">GEN 2:A</text:p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5">DDA</text:p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au1.2">
          <table:table-cell table:style-name="Tableau1.A8" table:number-columns-spanned="3" office:value-type="string">
            <text:p text:style-name="P25">DDA : A</text:p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Line93909006538960">
          <table:table-cell table:style-name="Tableau1.A9" table:number-columns-spanned="3" office:value-type="string">
            <text:p text:style-name="P7">déroulement de la séance</text:p>
          </table:table-cell>
          <table:covered-table-cell/>
          <table:covered-table-cell/>
        </table:table-row>
        <table:table-row table:style-name="TableLine93909006540096">
          <table:table-cell table:style-name="Tableau1.A10" office:value-type="string">
            <text:p text:style-name="P11">Déroulement</text:p>
          </table:table-cell>
          <table:table-cell table:style-name="Tableau1.B10" office:value-type="string">
            <text:p text:style-name="P11">Modalité</text:p>
          </table:table-cell>
          <table:table-cell table:style-name="Tableau1.C10" office:value-type="string">
            <text:p text:style-name="P11">Temps</text:p>
          </table:table-cell>
        </table:table-row>
        <table:table-row table:style-name="TableLine93909006542272">
          <table:table-cell table:style-name="Tableau1.A16" office:value-type="string">
            <text:p text:style-name="P27">Appel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  <table:table-row table:style-name="TableLine93909006542272">
          <table:table-cell table:style-name="Tableau1.A16" office:value-type="string">
            <text:p text:style-name="P28">Matériel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  <table:table-row table:style-name="TableLine93909006542272">
          <table:table-cell table:style-name="Tableau1.A16" office:value-type="string">
            <text:p text:style-name="P29">Distribution feuille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  <table:table-row table:style-name="TableLine93909006542272">
          <table:table-cell table:style-name="Tableau1.A16" office:value-type="string">
            <text:p text:style-name="P29">Consignes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  <table:table-row table:style-name="TableLine93909006542272">
          <table:table-cell table:style-name="Tableau1.A16" office:value-type="string">
            <text:p text:style-name="P29">Correction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  <table:table-row table:style-name="TableLine93909006542272">
          <table:table-cell table:style-name="Tableau1.A16" office:value-type="string">
            <text:p text:style-name="P28">5-<text:span text:style-name="T6">10 </text:span>min de question</text:p>
          </table:table-cell>
          <table:table-cell table:style-name="Tableau1.B16" office:value-type="string">
            <text:p text:style-name="P12"/>
          </table:table-cell>
          <table:table-cell table:style-name="Tableau1.C16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2H39M14S</meta:editing-duration>
    <meta:editing-cycles>170</meta:editing-cycles>
    <meta:generator>LibreOffice/6.4.7.2$Linux_X86_64 LibreOffice_project/40$Build-2</meta:generator>
    <meta:creation-date>2021-02-11T10:59:54.903285377</meta:creation-date>
    <meta:initial-creator>J Cercy</meta:initial-creator>
    <dc:date>2022-09-05T01:25:48.148225957</dc:date>
    <meta:document-statistic meta:table-count="1" meta:image-count="0" meta:object-count="0" meta:page-count="1" meta:paragraph-count="17" meta:word-count="30" meta:character-count="175" meta:non-whitespace-character-count="161"/>
  </office:meta>
</office:document-meta>
</file>